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ahoma2" svg:font-family="Tahoma"/>
    <style:font-face style:name="Liberation Serif" svg:font-family="'Liberation Serif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setto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4cm" fo:margin-bottom="0cm" style:contextual-spacing="false" fo:text-align="start" style:justify-single-word="false"/>
      <style:text-properties style:font-name="Liberation Serif" fo:language="en" fo:country="US"/>
    </style:style>
    <style:style style:name="P2" style:family="paragraph" style:parent-style-name="Text_20_body">
      <style:paragraph-properties fo:margin-top="0.4cm" fo:margin-bottom="0cm" style:contextual-spacing="false" fo:text-align="start" style:justify-single-word="false"/>
      <style:text-properties style:font-name="Liberation Serif" fo:language="en" fo:country="US" officeooo:paragraph-rsid="00343fe1"/>
    </style:style>
    <style:style style:name="P3" style:family="paragraph" style:parent-style-name="Text_20_body">
      <style:paragraph-properties fo:margin-top="0.4cm" fo:margin-bottom="0cm" style:contextual-spacing="false" fo:text-align="start" style:justify-single-word="false"/>
      <style:text-properties style:font-name="Liberation Serif" fo:language="en" fo:country="US" officeooo:paragraph-rsid="00362582"/>
    </style:style>
    <style:style style:name="P4" style:family="paragraph" style:parent-style-name="Text_20_body">
      <style:paragraph-properties fo:margin-top="0.4cm" fo:margin-bottom="0cm" style:contextual-spacing="false" fo:text-align="start" style:justify-single-word="false"/>
      <style:text-properties style:font-name="Liberation Serif" fo:language="en" fo:country="US" officeooo:paragraph-rsid="004543b8"/>
    </style:style>
    <style:style style:name="P5" style:family="paragraph" style:parent-style-name="Text_20_body">
      <style:paragraph-properties fo:margin-top="0.4cm" fo:margin-bottom="0cm" style:contextual-spacing="false" fo:text-align="start" style:justify-single-word="false"/>
      <style:text-properties style:font-name="Liberation Serif" fo:language="en" fo:country="US" fo:font-weight="bold" style:font-weight-asian="bold" style:font-weight-complex="bold"/>
    </style:style>
    <style:style style:name="P6" style:family="paragraph" style:parent-style-name="Text_20_body">
      <style:paragraph-properties fo:margin-top="0.4cm" fo:margin-bottom="0cm" style:contextual-spacing="false" fo:text-align="start" style:justify-single-word="false"/>
      <style:text-properties style:font-name="Liberation Serif" fo:language="en" fo:country="US" fo:font-weight="bold" officeooo:rsid="0038abf9" officeooo:paragraph-rsid="003a386c" style:font-weight-asian="bold" style:font-weight-complex="bold"/>
    </style:style>
    <style:style style:name="P7" style:family="paragraph" style:parent-style-name="Text_20_body">
      <style:paragraph-properties fo:margin-top="0.4cm" fo:margin-bottom="0cm" style:contextual-spacing="false" fo:text-align="start" style:justify-single-word="false"/>
      <style:text-properties style:font-name="Liberation Serif" fo:language="en" fo:country="US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ext_20_body">
      <style:paragraph-properties fo:margin-top="0.4cm" fo:margin-bottom="0cm" style:contextual-spacing="false" fo:text-align="start" style:justify-single-word="false"/>
      <style:text-properties officeooo:paragraph-rsid="003c5365"/>
    </style:style>
    <style:style style:name="P9" style:family="paragraph" style:parent-style-name="Text_20_body">
      <loext:graphic-properties draw:fill="none"/>
      <style:paragraph-properties fo:margin-left="0.801cm" fo:margin-right="0cm" fo:margin-top="0.4cm" fo:margin-bottom="0cm" style:contextual-spacing="false" fo:text-align="start" style:justify-single-word="false" fo:text-indent="-0.801cm" style:auto-text-indent="false" fo:background-color="transparent"/>
      <style:text-properties style:font-name="Liberation Serif" fo:language="en" fo:country="US" fo:font-weight="bold" officeooo:rsid="002cdde4" officeooo:paragraph-rsid="003a7ebf" style:font-weight-asian="bold" style:font-weight-complex="bold"/>
    </style:style>
    <style:style style:name="P10" style:family="paragraph" style:parent-style-name="Text_20_body">
      <loext:graphic-properties draw:fill="none"/>
      <style:paragraph-properties fo:margin-left="0.801cm" fo:margin-right="0cm" fo:margin-top="0.4cm" fo:margin-bottom="0cm" style:contextual-spacing="false" fo:text-align="start" style:justify-single-word="false" fo:text-indent="-0.801cm" style:auto-text-indent="false" fo:background-color="transparent"/>
      <style:text-properties style:font-name="Liberation Serif" fo:language="en" fo:country="US" fo:font-weight="bold" officeooo:paragraph-rsid="003a7ebf" style:font-weight-asian="bold" style:font-weight-complex="bold"/>
    </style:style>
    <style:style style:name="P11" style:family="paragraph" style:parent-style-name="Text_20_body">
      <loext:graphic-properties draw:fill="none"/>
      <style:paragraph-properties fo:margin-left="0.801cm" fo:margin-right="0cm" fo:margin-top="0.4cm" fo:margin-bottom="0cm" style:contextual-spacing="false" fo:text-align="start" style:justify-single-word="false" fo:text-indent="-0.801cm" style:auto-text-indent="false" fo:background-color="transparent"/>
      <style:text-properties style:font-name="Liberation Serif" fo:language="en" fo:country="US" fo:font-weight="bold" officeooo:rsid="003c5365" officeooo:paragraph-rsid="003c5365" style:font-weight-asian="bold" style:font-weight-complex="bold"/>
    </style:style>
    <style:style style:name="P12" style:family="paragraph" style:parent-style-name="Text_20_body" style:list-style-name="L1" style:master-page-name="">
      <loext:graphic-properties draw:fill="none"/>
      <style:paragraph-properties fo:margin-left="0cm" fo:margin-right="0cm" fo:margin-top="0.4cm" fo:margin-bottom="0cm" style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style:font-name="Liberation Serif" fo:language="en" fo:country="US" fo:font-weight="bold" officeooo:rsid="0051e506" officeooo:paragraph-rsid="003a7ebf" style:font-weight-asian="bold" style:font-weight-complex="bold"/>
    </style:style>
    <style:style style:name="P13" style:family="paragraph" style:parent-style-name="Text_20_body" style:list-style-name="L1" style:master-page-name="">
      <loext:graphic-properties draw:fill="none"/>
      <style:paragraph-properties fo:margin-left="0.801cm" fo:margin-right="0cm" fo:margin-top="0cm" fo:margin-bottom="0cm" style:contextual-spacing="false" fo:text-align="start" style:justify-single-word="false" fo:text-indent="-0.801cm" style:auto-text-indent="false" style:page-number="auto" fo:background-color="transparent">
        <style:tab-stops/>
      </style:paragraph-properties>
      <style:text-properties officeooo:paragraph-rsid="003a7ebf"/>
    </style:style>
    <style:style style:name="P14" style:family="paragraph" style:parent-style-name="Text_20_body" style:list-style-name="L3" style:master-page-name="">
      <loext:graphic-properties draw:fill="none"/>
      <style:paragraph-properties fo:margin-left="0.801cm" fo:margin-right="0cm" fo:margin-top="0cm" fo:margin-bottom="0cm" style:contextual-spacing="false" fo:text-align="start" style:justify-single-word="false" fo:text-indent="-0.801cm" style:auto-text-indent="false" style:page-number="auto" fo:background-color="transparent"/>
      <style:text-properties officeooo:paragraph-rsid="003c5365"/>
    </style:style>
    <style:style style:name="P15" style:family="paragraph" style:parent-style-name="Text_20_body" style:list-style-name="L2" style:master-page-name="">
      <loext:graphic-properties draw:fill="none"/>
      <style:paragraph-properties fo:margin-left="0.801cm" fo:margin-right="0cm" fo:margin-top="0cm" fo:margin-bottom="0cm" style:contextual-spacing="false" fo:text-align="start" style:justify-single-word="false" fo:text-indent="-0.801cm" style:auto-text-indent="false" style:page-number="auto" fo:background-color="transparent"/>
      <style:text-properties style:font-name="Liberation Serif" fo:language="en" fo:country="US" officeooo:paragraph-rsid="003a7ebf"/>
    </style:style>
    <style:style style:name="P16" style:family="paragraph" style:parent-style-name="Text_20_body" style:list-style-name="L3" style:master-page-name="">
      <loext:graphic-properties draw:fill="none"/>
      <style:paragraph-properties fo:margin-left="0.801cm" fo:margin-right="0cm" fo:margin-top="0cm" fo:margin-bottom="0cm" style:contextual-spacing="false" fo:text-align="start" style:justify-single-word="false" fo:text-indent="-0.801cm" style:auto-text-indent="false" style:page-number="auto" fo:background-color="transparent"/>
      <style:text-properties style:font-name="Liberation Serif" fo:language="en" fo:country="US" officeooo:paragraph-rsid="003a7ebf"/>
    </style:style>
    <style:style style:name="P17" style:family="paragraph" style:parent-style-name="Text_20_body" style:list-style-name="L4" style:master-page-name="">
      <loext:graphic-properties draw:fill="none"/>
      <style:paragraph-properties fo:margin-left="0.801cm" fo:margin-right="0cm" fo:margin-top="0cm" fo:margin-bottom="0cm" style:contextual-spacing="false" fo:text-align="start" style:justify-single-word="false" fo:text-indent="-0.801cm" style:auto-text-indent="false" style:page-number="auto" fo:background-color="transparent"/>
      <style:text-properties style:font-name="Liberation Serif" fo:language="en" fo:country="US" officeooo:paragraph-rsid="003a7ebf"/>
    </style:style>
    <style:style style:name="P18" style:family="paragraph" style:parent-style-name="Text_20_body" style:list-style-name="L1">
      <loext:graphic-properties draw:fill="none"/>
      <style:paragraph-properties fo:margin-left="0.801cm" fo:margin-right="0cm" fo:margin-top="0cm" fo:margin-bottom="0cm" style:contextual-spacing="false" fo:text-align="start" style:justify-single-word="false" fo:text-indent="-0.801cm" style:auto-text-indent="false" fo:background-color="transparent">
        <style:tab-stops/>
      </style:paragraph-properties>
      <style:text-properties style:font-name="Liberation Serif" fo:language="en" fo:country="US" officeooo:paragraph-rsid="003a7ebf"/>
    </style:style>
    <style:style style:name="P19" style:family="paragraph" style:parent-style-name="Text_20_body" style:list-style-name="L2">
      <loext:graphic-properties draw:fill="none"/>
      <style:paragraph-properties fo:margin-left="0.801cm" fo:margin-right="0cm" fo:margin-top="0cm" fo:margin-bottom="0cm" style:contextual-spacing="false" fo:text-align="start" style:justify-single-word="false" fo:text-indent="-0.801cm" style:auto-text-indent="false" fo:background-color="transparent"/>
      <style:text-properties style:font-name="Liberation Serif" fo:language="en" fo:country="US" officeooo:paragraph-rsid="003a7ebf"/>
    </style:style>
    <style:style style:name="P20" style:family="paragraph" style:parent-style-name="Text_20_body" style:list-style-name="L3">
      <loext:graphic-properties draw:fill="none"/>
      <style:paragraph-properties fo:margin-left="0.801cm" fo:margin-right="0cm" fo:margin-top="0cm" fo:margin-bottom="0cm" style:contextual-spacing="false" fo:text-align="start" style:justify-single-word="false" fo:text-indent="-0.801cm" style:auto-text-indent="false" fo:background-color="transparent"/>
      <style:text-properties style:font-name="Liberation Serif" fo:language="en" fo:country="US" officeooo:paragraph-rsid="003a7ebf"/>
    </style:style>
    <style:style style:name="P21" style:family="paragraph" style:parent-style-name="Text_20_body" style:list-style-name="L3">
      <loext:graphic-properties draw:fill="none"/>
      <style:paragraph-properties fo:margin-left="0.801cm" fo:margin-right="0cm" fo:margin-top="0cm" fo:margin-bottom="0cm" style:contextual-spacing="false" fo:text-align="start" style:justify-single-word="false" fo:text-indent="-0.801cm" style:auto-text-indent="false" fo:background-color="transparent"/>
      <style:text-properties style:font-name="Liberation Serif" fo:language="en" fo:country="US" officeooo:paragraph-rsid="003e1e38"/>
    </style:style>
    <style:style style:name="P22" style:family="paragraph" style:parent-style-name="Text_20_body" style:list-style-name="L4">
      <loext:graphic-properties draw:fill="none"/>
      <style:paragraph-properties fo:margin-left="0.801cm" fo:margin-right="0cm" fo:margin-top="0cm" fo:margin-bottom="0cm" style:contextual-spacing="false" fo:text-align="start" style:justify-single-word="false" fo:text-indent="-0.801cm" style:auto-text-indent="false" fo:background-color="transparent"/>
      <style:text-properties style:font-name="Liberation Serif" fo:language="en" fo:country="US" officeooo:paragraph-rsid="003a7ebf"/>
    </style:style>
    <style:style style:name="P23" style:family="paragraph" style:parent-style-name="Text_20_body" style:list-style-name="L1">
      <loext:graphic-properties draw:fill="none"/>
      <style:paragraph-properties fo:margin-left="0.801cm" fo:margin-right="0cm" fo:margin-top="0cm" fo:margin-bottom="0cm" style:contextual-spacing="false" fo:text-align="start" style:justify-single-word="false" fo:text-indent="-0.801cm" style:auto-text-indent="false" fo:background-color="transparent">
        <style:tab-stops/>
      </style:paragraph-properties>
      <style:text-properties style:font-name="Liberation Serif" fo:language="en" fo:country="US" officeooo:rsid="003d26ba" officeooo:paragraph-rsid="003d26ba"/>
    </style:style>
    <style:style style:name="P24" style:family="paragraph" style:parent-style-name="Text_20_body" style:list-style-name="L2">
      <loext:graphic-properties draw:fill="none"/>
      <style:paragraph-properties fo:margin-left="0.801cm" fo:margin-right="0cm" fo:margin-top="0cm" fo:margin-bottom="0cm" style:contextual-spacing="false" fo:text-align="start" style:justify-single-word="false" fo:text-indent="-0.801cm" style:auto-text-indent="false" fo:background-color="transparent"/>
      <style:text-properties style:font-name="Liberation Serif" fo:language="en" fo:country="US" officeooo:rsid="003e1e38" officeooo:paragraph-rsid="003e1e38"/>
    </style:style>
    <style:style style:name="T1" style:family="text">
      <style:text-properties officeooo:rsid="003368f6"/>
    </style:style>
    <style:style style:name="T2" style:family="text">
      <style:text-properties officeooo:rsid="00343fe1"/>
    </style:style>
    <style:style style:name="T3" style:family="text">
      <style:text-properties style:font-name="Liberation Serif" fo:language="en" fo:country="US"/>
    </style:style>
    <style:style style:name="T4" style:family="text">
      <style:text-properties style:font-name="Liberation Serif" fo:language="en" fo:country="US" officeooo:rsid="005e3b60"/>
    </style:style>
    <style:style style:name="T5" style:family="text">
      <style:text-properties style:font-name="Liberation Serif" fo:language="en" fo:country="US" officeooo:rsid="003a386c"/>
    </style:style>
    <style:style style:name="T6" style:family="text">
      <style:text-properties style:font-name="Liberation Serif" fo:language="en" fo:country="US" officeooo:rsid="003c5365"/>
    </style:style>
    <style:style style:name="T7" style:family="text">
      <style:text-properties style:font-name="Liberation Serif" fo:language="en" fo:country="US" officeooo:rsid="0042dfa2"/>
    </style:style>
    <style:style style:name="T8" style:family="text">
      <style:text-properties style:font-name="Liberation Serif" fo:language="en" fo:country="US" officeooo:rsid="004591b4"/>
    </style:style>
    <style:style style:name="T9" style:family="text">
      <style:text-properties officeooo:rsid="00362582"/>
    </style:style>
    <style:style style:name="T10" style:family="text">
      <style:text-properties officeooo:rsid="0038abf9"/>
    </style:style>
    <style:style style:name="T11" style:family="text">
      <style:text-properties officeooo:rsid="0038f02b"/>
    </style:style>
    <style:style style:name="T12" style:family="text">
      <style:text-properties officeooo:rsid="003a386c"/>
    </style:style>
    <style:style style:name="T13" style:family="text">
      <style:text-properties officeooo:rsid="003a7ebf"/>
    </style:style>
    <style:style style:name="T14" style:family="text">
      <style:text-properties officeooo:rsid="003c5365"/>
    </style:style>
    <style:style style:name="T15" style:family="text">
      <style:text-properties officeooo:rsid="003cfadd"/>
    </style:style>
    <style:style style:name="T16" style:family="text">
      <style:text-properties officeooo:rsid="003d6056"/>
    </style:style>
    <style:style style:name="T17" style:family="text">
      <style:text-properties officeooo:rsid="003e1e38"/>
    </style:style>
    <style:style style:name="T18" style:family="text">
      <style:text-properties officeooo:rsid="003ec39e"/>
    </style:style>
    <style:style style:name="T19" style:family="text">
      <style:text-properties officeooo:rsid="00401de9"/>
    </style:style>
    <style:style style:name="T20" style:family="text">
      <style:text-properties officeooo:rsid="0040fc5e"/>
    </style:style>
    <style:style style:name="T21" style:family="text">
      <style:text-properties officeooo:rsid="0041e1ef"/>
    </style:style>
    <style:style style:name="T22" style:family="text">
      <style:text-properties officeooo:rsid="0042dfa2"/>
    </style:style>
    <style:style style:name="T23" style:family="text">
      <style:text-properties officeooo:rsid="004361db"/>
    </style:style>
    <style:style style:name="T24" style:family="text">
      <style:text-properties officeooo:rsid="00442317"/>
    </style:style>
    <style:style style:name="T25" style:family="text">
      <style:text-properties officeooo:rsid="004543b8"/>
    </style:style>
    <style:style style:name="T26" style:family="text">
      <style:text-properties officeooo:rsid="004591b4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ibreOffice 7.1 Community released by The Document Foundation</text:p>
      <text:p text:style-name="P7"><text:span text:style-name="T23">A brand new</text:span> version of the best <text:span text:style-name="T19">free open source</text:span> office suite, based on the<text:line-break/>LibreOffice Technology platform for desktop, mobile and cloud productivity</text:p>
      <text:p text:style-name="P1">Berlin, February 3, 2021 – LibreOffice 7.1 Community, the volunteer-supported version of the <text:span text:style-name="T19">best </text:span>open source office suite for desktop productivity, is available from <text:a xlink:type="simple" xlink:href="https://www.libreoffice.org/download" text:style-name="Internet_20_link" text:visited-style-name="Visited_20_Internet_20_Link">https://www.libreoffice.org/download</text:a>. The Community label underlines the fact that the software is not targeted <text:span text:style-name="T22">at</text:span> enterprises, and not optimized for their support needs.</text:p>
      <text:p text:style-name="P1">For enterprise-class deployments, TDF <text:span text:style-name="T23">has strongly </text:span>recommend<text:span text:style-name="T23">ed</text:span> the LibreOffice Enterprise family of applications from ecosystem partners – for desktop, mobile and cloud – with long-term support options, professional assistance, custom features and other benefits, including SLA (Service Level Agreements): <text:a xlink:type="simple" xlink:href="https://www.libreoffice.org/download/libreoffice-in-business/" text:style-name="Internet_20_link" text:visited-style-name="Visited_20_Internet_20_Link">https://www.libreoffice.org/download/libreoffice-in-business/</text:a>. </text:p>
      <text:p text:style-name="P1">Despite this <text:span text:style-name="T23">recommendation</text:span>, an increasing number of enterprises <text:span text:style-name="T23">have</text:span><text:span text:style-name="T19"> chos</text:span><text:span text:style-name="T23">en</text:span> the version supported by volunteers over the version optimized for their needs. This has <text:span text:style-name="T23">had </text:span>a twofold negative consequence for the project: a poor use of volunteers' time, as they have to <text:span text:style-name="T24">spend their time</text:span> to solve problems for <text:span text:style-name="T24">business</text:span> that <text:span text:style-name="T24">provide</text:span> nothing in return <text:span text:style-name="T24">to the community</text:span>, and a net loss for ecosystem companies.</text:p>
      <text:p text:style-name="P1">This <text:span text:style-name="T24">has been</text:span> a problem for the sustainability of the LibreOffice project, because it <text:span text:style-name="T24">has slowed down</text:span> the evolution of the software. In fact, every line of code developed by ecosystem companies for their customers is shared <text:span text:style-name="T19">with the global community</text:span>, and <text:span text:style-name="T19">this improves the product and fosters</text:span> the growth of the LibreOffice Technology platform.</text:p>
      <text:p text:style-name="P1"><text:span text:style-name="T20">B</text:span>oth LibreOffice Community and the LibreOffice Enterprise family of products are based on the LibreOffice Technology platform, which is the result of years of <text:span text:style-name="T20">sustained </text:span>development <text:span text:style-name="T20">efforts</text:span> (see the white paper) with the objective of providing a state of the art office suite not only for the desktop but also for mobile and the cloud, <text:span text:style-name="T20">following</text:span> the evolution of the marketplace since 2010.</text:p>
      <text:p text:style-name="P4">Today, products based on LibreOffice Technology are available for major desktop operating systems (Windows, macOS, Linux and Chrome OS), for mobile <text:span text:style-name="T22">platforms </text:span><text:span text:style-name="T1">(Android and iOS) </text:span>and for the cloud. <text:span text:style-name="T1">They may have a different name, according to each company brand strategy, but they share the same LibreOffice unique advantages, robustness </text:span><text:span text:style-name="T21">and flexibility</text:span><text:span text:style-name="T1">.</text:span></text:p>
      <text:p text:style-name="P4">By using the Community label we underline the importance of enterprise customers contributing to our mission, according to their ability, and how much we appreciate their support.</text:p>
      <text:p text:style-name="P5">LibreOffice 7.1 Community New Features <text:span text:style-name="T13">[1]</text:span></text:p>
      <text:p text:style-name="P1">LibreOffice 7.1 Community’s new features have been developed by a large number of code contributors: 73% of commits are from developers employed by companies sitting in the Advisory Board – Collabora, Red Hat and CIB/Allotropia – to serve their enterprise customers, plus other organizations (including TDF), and 27% are from individual volunteers.</text:p>
      <text:list xml:id="list2972830423" text:style-name="L1">
        <text:list-header>
          <text:p text:style-name="P12"><text:soft-page-break/>GENERAL</text:p>
        </text:list-header>
        <text:list-item>
          <text:p text:style-name="P13"><text:span text:style-name="T3">New dialog to select the User Interface flavor, aiming to pick the right </text:span><text:span text:style-name="T6">UI</text:span><text:span text:style-name="T3"> </text:span><text:span text:style-name="T6">based on each user</text:span><text:span text:style-name="T7">'s</text:span><text:span text:style-name="T6"> own preferences </text:span><text:span text:style-name="T3">at first start</text:span></text:p>
        </text:list-item>
        <text:list-item>
          <text:p text:style-name="P18">Improve<text:span text:style-name="T14">d</text:span> <text:span text:style-name="T14">search for</text:span> a matching printer paper size for the printed document</text:p>
        </text:list-item>
        <text:list-item>
          <text:p text:style-name="P18">Show all supported files when adding a new extension in Extension Manager</text:p>
        </text:list-item>
        <text:list-item>
          <text:p text:style-name="P18">Print <text:span text:style-name="T15">P</text:span>review is now updated asynchronously, to not block UI when adjusting settings in <text:span text:style-name="T15">P</text:span>rint <text:span text:style-name="T15">D</text:span>ialog</text:p>
        </text:list-item>
        <text:list-item>
          <text:p text:style-name="P23">Additions Dialog: to search, get and install extensions with one-click</text:p>
        </text:list-item>
      </text:list>
      <text:p text:style-name="P9">WRITER</text:p>
      <text:list xml:id="list3517236071" text:style-name="L2">
        <text:list-item>
          <text:p text:style-name="P15"><text:span text:style-name="T17">New</text:span> Style Inspector <text:span text:style-name="T17">to</text:span> display the attributes of Paragraph <text:span text:style-name="T17">and</text:span> Character Styles, and manually formatted (Direct Formatting) properties</text:p>
        </text:list-item>
        <text:list-item>
          <text:p text:style-name="P19">Default anchor for newly added images can be set <text:span text:style-name="T16">using</text:span> Tools ▸ Options ▸ LibreOffice Writer</text:p>
        </text:list-item>
        <text:list-item>
          <text:p text:style-name="P19"><text:span text:style-name="T17">Ability to</text:span> detect Unicode, even if <text:span text:style-name="T16">the </text:span>imported text file does not have <text:span text:style-name="T16">the</text:span> BOM <text:span text:style-name="T16">(Byte Order Mark)</text:span></text:p>
        </text:list-item>
        <text:list-item>
          <text:p text:style-name="P24">Significant speed improvement of find/replace operations</text:p>
        </text:list-item>
      </text:list>
      <text:p text:style-name="P10">CALC</text:p>
      <text:list xml:id="list1982586595" text:style-name="L3">
        <text:list-item>
          <text:p text:style-name="P16">Added an option to <text:span text:style-name="T17">manage pasting</text:span> with Enter key, <text:span text:style-name="T17">which can be switched on/off </text:span>in <text:span text:style-name="T17">the</text:span> Tools ▸ Options ▸ LibreOffice Calc ▸ General <text:span text:style-name="T17">dialog</text:span></text:p>
        </text:list-item>
        <text:list-item>
          <text:p text:style-name="P20"><text:span text:style-name="T17">Added option to</text:span> select items in Autofilter window clicking <text:span text:style-name="T17">on</text:span> all item's row, <text:span text:style-name="T17">in addition to the</text:span> checkbox</text:p>
        </text:list-item>
        <text:list-item>
          <text:p text:style-name="P21"><text:span text:style-name="T17">Significant speed improvement</text:span> <text:span text:style-name="T17">of</text:span> Autofilter <text:span text:style-name="T17">and find/replace operations</text:span></text:p>
        </text:list-item>
      </text:list>
      <text:p text:style-name="P10">IMPRESS &amp; DRAW</text:p>
      <text:list xml:id="list1630377502" text:style-name="L4">
        <text:list-item>
          <text:p text:style-name="P17"><text:span text:style-name="T17">Possibility to add</text:span> visible signatures to existing PDF files in Draw</text:p>
        </text:list-item>
        <text:list-item>
          <text:p text:style-name="P22"><text:span text:style-name="T18">Possibility to</text:span> chang<text:span text:style-name="T18">e</text:span> animations for several objects at once <text:span text:style-name="T18">in Impress</text:span></text:p>
        </text:list-item>
        <text:list-item>
          <text:p text:style-name="P22"><text:span text:style-name="T18">Addition of</text:span> "Pause/Resume" <text:span text:style-name="T18">and </text:span>"Exit"button<text:span text:style-name="T18">s</text:span> <text:span text:style-name="T18">to Presenter's Screen</text:span></text:p>
        </text:list-item>
        <text:list-item>
          <text:p text:style-name="P22"><text:span text:style-name="T18">Addition of</text:span> realistic soft blurred shadows <text:span text:style-name="T18">to</text:span> objects</text:p>
        </text:list-item>
        <text:list-item>
          <text:p text:style-name="P22">Add<text:span text:style-name="T18">ition of</text:span> new physics based animation capabilities and new animation effect presets that use them</text:p>
        </text:list-item>
      </text:list>
      <text:p text:style-name="P11">MACRO</text:p>
      <text:list xml:id="list112954527495528" text:continue-list="list1982586595" text:style-name="L3">
        <text:list-item>
          <text:p text:style-name="P14"><text:span text:style-name="T3">ScriptForge libraries: </text:span><text:span text:style-name="T6">a</text:span><text:span text:style-name="T3">n extensible and robust collection of macro scripting resources for LibreOffice to be invoked from user Basic or Python scripts</text:span></text:p>
        </text:list-item>
      </text:list>
      <text:p text:style-name="P8"><text:span text:style-name="T3">A video summarizing the top new features in LibreOffice 7.</text:span><text:span text:style-name="T5">1 Community</text:span><text:span text:style-name="T3"> is available on YouTube: </text:span><text:span text:style-name="T5">LINK</text:span><text:span text:style-name="T8">1</text:span><text:span text:style-name="T3"> </text:span><text:span text:style-name="T4">a</text:span><text:span text:style-name="T3">nd also on PeerTube: </text:span><text:span text:style-name="T5">LINK</text:span><text:span text:style-name="T8">2</text:span></text:p>
      <text:p text:style-name="P6">LibreOffice, the best tool for interoperability</text:p>
      <text:p text:style-name="P2"><text:span text:style-name="T16">LibreOffice 7.1 Community adds several i</text:span><text:span text:style-name="T10">nteroperability</text:span> <text:span text:style-name="T16">improvements </text:span>with DOCX/XLSX/PPTX files:<text:span text:style-name="T2"> improvements to Writer tables (</text:span><text:span text:style-name="T9">better </text:span><text:span text:style-name="T2">import/export </text:span><text:span text:style-name="T9">and management </text:span><text:span text:style-name="T2">of table functions, and </text:span><text:span text:style-name="T16">better </text:span>support for change tracking in floating table<text:span text:style-name="T2">s);</text:span> <text:span text:style-name="T16">a </text:span><text:span text:style-name="T2">better management </text:span>of cached field results in Writer; <text:span text:style-name="T9">s</text:span>upport <text:span text:style-name="T9">of</text:span> spacing below the <text:span text:style-name="T9">header's </text:span>last paragraph in <text:span text:style-name="T9">DOC</text:span>/<text:span text:style-name="T9">DOCX</text:span> files; <text:span text:style-name="T9">and additional</text:span> SmartArt improvements when importing PPTX <text:span text:style-name="T16">files</text:span>.</text:p>
      <text:p text:style-name="P1">LibreOffice offers the highest level of compatibility in the office suite arena, starting <text:soft-page-break/>from native support for the OpenDocument Format (ODF) – with better security and interoperability features over proprietary formats – to <text:span text:style-name="T25">optimized</text:span> support for DOCX, XLSX and PPTX files. In addition, LibreOffice includes filters for many legacy document formats, and as such is the best interoperability tool in the market.</text:p>
      <text:p text:style-name="P5"><text:span text:style-name="T9">Migrations to </text:span>LibreOffice</text:p>
      <text:p text:style-name="P1"><text:span text:style-name="T10">The Document Foundation has developed a Migration Protocol to support enterprises moving from </text:span>proprietary office suites <text:span text:style-name="T10">to LibreOffice, which is based on the deployment of a LTS version from the LibreOffice Enterprise family, plus</text:span> <text:span text:style-name="T10">migration consultancy</text:span> <text:span text:style-name="T10">and training </text:span>sourced from certified professionals who <text:span text:style-name="T10">offer</text:span> CIOs and IT managers value-added <text:span text:style-name="T10">solutions</text:span> in line with proprietary offerings. Reference: <text:a xlink:type="simple" xlink:href="https://www.libreoffice.org/get-help/professional-support/" text:style-name="Internet_20_link" text:visited-style-name="Visited_20_Internet_20_Link">https://www.libreoffice.org/get-help/professional-support/</text:a>.</text:p>
      <text:p text:style-name="P1">In fact, LibreOffice – thanks to its mature codebase, rich feature set, strong support for open standards, excellent compatibility and long-term support options from certified partners – represents the ideal solution for businesses that want to regain control of their data and free themselves from vendor lock-in.</text:p>
      <text:p text:style-name="P5">Availability of LibreOffice 7.<text:span text:style-name="T11">1 </text:span><text:span text:style-name="T12">Community</text:span></text:p>
      <text:p text:style-name="P1">LibreOffice 7.<text:span text:style-name="T12">1</text:span> <text:span text:style-name="T12">Community </text:span>is immediately available from the following link: <text:a xlink:type="simple" xlink:href="https://www.libreoffice.org/download/" text:style-name="Internet_20_link" text:visited-style-name="Visited_20_Internet_20_Link">https://www.libreoffice.org/download/</text:a>. Minimum requirements for proprietary <text:span text:style-name="T12">operating systems</text:span> are Microsoft Windows 7 SP1 and Apple macOS 10.12.</text:p>
      <text:p text:style-name="P1">LibreOffice Technology based products for Android and iOS are listed here: <text:a xlink:type="simple" xlink:href="https://www.libreoffice.org/download/android-and-ios/" text:style-name="Internet_20_link" text:visited-style-name="Visited_20_Internet_20_Link">https://www.libreoffice.org/download/android-and-ios/</text:a>, while for App Stores and ChromeOS are listed here: <text:a xlink:type="simple" xlink:href="https://www.libreoffice.org/download/libreoffice-from-microsoft-and-mac-app-stores/" text:style-name="Internet_20_link" text:visited-style-name="Visited_20_Internet_20_Link">https://www.libreoffice.org/download/libreoffice-from-microsoft-and-mac-app-stores/</text:a> </text:p>
      <text:p text:style-name="P3">For users whose main objective is personal productivity and therefore prefer a release that has undergone more testing and bug fixing over the new features, The Document Foundation maintains the LibreOffice <text:span text:style-name="T12">7.0</text:span> family, which includes some months of back-ported fixes. The current version is LibreOffice <text:span text:style-name="T12">7.0.4</text:span>.</text:p>
      <text:p text:style-name="P3">The Document Foundation does not provide technical support for users, although they can get <text:span text:style-name="T12">it</text:span> from <text:span text:style-name="T12">volunteers</text:span> on <text:span text:style-name="T12">user </text:span>mailing lists and the Ask LibreOffice website: <text:a xlink:type="simple" xlink:href="https://ask.libreoffice.org/" text:style-name="Internet_20_link" text:visited-style-name="Visited_20_Internet_20_Link">https://ask.libreoffice.org</text:a> </text:p>
      <text:p text:style-name="P3">LibreOffice users, free software advocates and community members can support The Document Foundation with a donation at <text:a xlink:type="simple" xlink:href="https://www.libreoffice.org/donate" text:style-name="Internet_20_link" text:visited-style-name="Visited_20_Internet_20_Link">https://www.libreoffice.org/donate</text:a> </text:p>
      <text:p text:style-name="P1">LibreOffice 7.<text:span text:style-name="T22">1</text:span> is built with document conversion libraries from the Document Liberation Project: <text:a xlink:type="simple" xlink:href="https://www.documentliberation.org/" text:style-name="Internet_20_link" text:visited-style-name="Visited_20_Internet_20_Link">https://www.documentliberation.org</text:a> </text:p>
      <text:p text:style-name="P1">[1] Release Notes: <text:a xlink:type="simple" xlink:href="https://wiki.documentfoundation.org/ReleaseNotes/7.1" text:style-name="Internet_20_link" text:visited-style-name="Visited_20_Internet_20_Link">https://wiki.documentfoundation.org/ReleaseNotes/7.</text:a><text:a xlink:type="simple" xlink:href="https://wiki.documentfoundation.org/ReleaseNotes/7.1" text:style-name="Internet_20_link" text:visited-style-name="Visited_20_Internet_20_Link"><text:span text:style-name="T12">1</text:span></text:a><text:span text:style-name="T12"> </text:span></text:p>
      <text:p text:style-name="P5">Press Kit</text:p>
      <text:p text:style-name="P1">The press kit with press release and high-resolution images and screenshots, is available here: <text:span text:style-name="T13">LINK</text:span><text:span text:style-name="T26">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ahoma2" svg:font-family="Tahoma"/>
    <style:font-face style:name="Liberation Serif" svg:font-family="'Liberation Serif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setto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it" style:country-asian="IT" style:font-name-complex="Tahoma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.4cm" fo:margin-bottom="0cm" style:contextual-spacing="false" fo:text-align="justify" style:justify-single-word="false" style:page-number="auto"/>
    </style:style>
    <style:style style:name="Heading" style:family="paragraph" style:parent-style-name="Standard" style:next-style-name="Text_20_body" style:class="text" style:master-page-name="">
      <loext:graphic-properties draw:fill="none" draw:fill-color="#99ccff"/>
      <style:paragraph-properties fo:margin-top="0.4cm" fo:margin-bottom="0cm" style:contextual-spacing="false" fo:text-align="center" style:justify-single-word="false" style:page-number="auto" fo:background-color="transparent" style:shadow="none" fo:keep-with-next="auto">
        <style:tab-stops/>
      </style:paragraph-properties>
      <style:text-properties style:font-name="Times New Roman1" fo:font-family="'Times New Roman'" style:font-style-name="Grassetto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style="italic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0.2$Linux_X86_64 LibreOffice_project/53d68d29d90fd16448721a60aad68c28ff0809f5</meta:generator>
    <meta:creation-date>2021-01-19T13:33:31.638353167</meta:creation-date>
    <dc:language>it-IT</dc:language>
    <meta:editing-cycles>16</meta:editing-cycles>
    <meta:editing-duration>PT4H25M21S</meta:editing-duration>
    <meta:initial-creator>Italo Vignoli</meta:initial-creator>
    <dc:date>2021-01-26T11:29:52.331925892</dc:date>
    <dc:creator>Italo Vignoli</dc:creator>
    <meta:document-statistic meta:table-count="0" meta:image-count="0" meta:object-count="0" meta:page-count="3" meta:paragraph-count="51" meta:word-count="1145" meta:character-count="7988" meta:non-whitespace-character-count="6898"/>
    <meta:user-defined meta:name="Info 1"/>
    <meta:user-defined meta:name="Info 2"/>
    <meta:user-defined meta:name="Info 3"/>
    <meta:user-defined meta:name="Info 4"/>
    <meta:template xlink:type="simple" xlink:actuate="onRequest" xlink:title="normal" xlink:href="../../Templates/Italo/normal.ott" meta:date="2021-01-19T13:33:30.805279783"/>
  </office:meta>
</office:document-meta>
</file>